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5.545cm"/>
    </style:style>
    <style:style style:name="gr2" style:family="graphic" style:parent-style-name="standard">
      <style:graphic-properties draw:stroke="none" svg:stroke-color="#000000" draw:fill="none" draw:fill-color="#ffffff" fo:min-height="2.137cm"/>
    </style:style>
    <style:style style:name="gr3" style:family="graphic" style:parent-style-name="standard">
      <style:graphic-properties draw:stroke="none" svg:stroke-color="#000000" draw:fill="none" draw:fill-color="#ffffff" fo:min-height="9.75cm"/>
    </style:style>
    <style:style style:name="gr4" style:family="graphic" style:parent-style-name="standard">
      <style:graphic-properties draw:stroke="none" svg:stroke-color="#000000" draw:fill="none" draw:fill-color="#ffffff" fo:min-height="10.7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13.25cm"/>
    </style:style>
    <style:style style:name="gr7" style:family="graphic" style:parent-style-name="standard">
      <style:graphic-properties draw:stroke="none" svg:stroke-color="#000000" draw:fill="none" draw:fill-color="#ffffff" fo:min-height="3.75cm"/>
    </style:style>
    <style:style style:name="gr8" style:family="graphic" style:parent-style-name="standard">
      <style:graphic-properties draw:stroke="none" svg:stroke-color="#000000" draw:fill="none" draw:fill-color="#ffffff" fo:min-height="1.425cm"/>
    </style:style>
    <style:style style:name="gr9" style:family="graphic" style:parent-style-name="standard">
      <style:graphic-properties draw:stroke="none" svg:stroke-color="#000000" draw:fill="none" draw:fill-color="#ffffff" fo:min-height="4.111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10.25cm"/>
    </style:style>
    <style:style style:name="gr12" style:family="graphic" style:parent-style-name="standard">
      <style:graphic-properties draw:stroke="none" svg:stroke-color="#000000" draw:fill="none" draw:fill-color="#ffffff" fo:min-height="3.95cm"/>
    </style:style>
    <style:style style:name="gr13" style:family="graphic" style:parent-style-name="standard">
      <style:graphic-properties draw:stroke="none" svg:stroke-color="#000000" draw:fill="none" draw:fill-color="#ffffff" fo:min-height="9.05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gr15" style:family="graphic" style:parent-style-name="standard">
      <style:graphic-properties draw:stroke="none" svg:stroke-color="#000000" draw:fill="none" draw:fill-color="#ffffff" fo:min-height="22.85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style:text-autospace="none"/>
      <style:text-properties fo:font-size="12pt"/>
    </style:style>
    <style:style style:name="P4" style:family="paragraph">
      <style:paragraph-properties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7" style:family="paragraph">
      <style:paragraph-properties style:text-autospace="none"/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8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9" style:family="paragraph">
      <style:paragraph-properties style:text-autospace="none"/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color="#ff6600" fo:font-size="15pt" fo:font-style="italic" style:font-size-asian="15pt" style:font-style-asian="italic" style:font-size-complex="15pt" style:font-style-complex="italic"/>
    </style:style>
    <style:style style:name="T5" style:family="text">
      <style:text-properties style:use-window-font-color="true"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7" style:family="text">
      <style:text-properties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8" style:family="text">
      <style:text-properties fo:color="#000000" fo:font-family="Consolas" style:font-family-generic="swiss" style:font-pitch="fixed" fo:font-size="12pt" style:text-underline-style="solid" style:text-underline-width="auto" style:text-underline-color="font-color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9" style:family="text">
      <style:text-properties fo:color="#000000" fo:font-family="Consolas" style:font-family-generic="swiss" style:font-pitch="fixed" fo:font-size="12pt" style:text-underline-style="none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0" style:family="text">
      <style:text-properties fo:color="#000000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3" style:family="text"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4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15" style:family="text">
      <style:text-properties fo:color="#6a3e3e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6" style:family="text"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7" style:family="text">
      <style:text-properties fo:color="#0000c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/>
    </style:style>
    <style:style style:name="T18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9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20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21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a3e3e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7f005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28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9" style:family="text">
      <style:text-properties fo:color="#6a3e3e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0" style:family="text">
      <style:text-properties fo:color="#0000c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1" style:family="text">
      <style:text-properties fo:color="#0000c0" fo:font-family="Consolas" style:font-family-generic="swiss" style:font-pitch="fixed" fo:font-size="12pt" fo:font-style="italic" fo:font-weight="bold" style:font-family-asian="Consolas" style:font-family-generic-asian="swiss" style:font-pitch-asian="fixed" style:font-size-asian="12pt" style:font-style-asian="italic" style:font-weight-asian="bold" style:font-family-complex="Consolas" style:font-family-generic-complex="swiss" style:font-pitch-complex="fixed" style:font-size-complex="12pt" style:font-style-complex="italic" style:font-weight-complex="bold"/>
    </style:style>
    <style:style style:name="T32" style:family="text">
      <style:text-properties fo:color="#000000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27.467cm" svg:x="1.2cm" svg:y="1.105cm">
          <draw:text-box>
            <text:p text:style-name="P1"><text:span text:style-name="T1">Attribute Protection</text:span></text:p>
            <text:p/>
            <text:p>Simula Standard sier dette:</text:p>
            <text:p/>
            <text:p><text:span text:style-name="T2">The protection specification makes it possible to restrict the visibility of class attribute identifiers.</text:span></text:p>
            <text:p><text:span text:style-name="T2"/></text:p>
            <text:p><text:span text:style-name="T2">A class attribute, X, which is specified </text:span><text:span text:style-name="T3">protected</text:span><text:span text:style-name="T2"> in class C is only visible:</text:span></text:p>
            <text:p><text:span text:style-name="T2"/></text:p>
            <text:p><text:span text:style-name="T2">1 - within the body of C or its subclasses</text:span></text:p>
            <text:p><text:span text:style-name="T2">2 - within blocks prefixed by C or any subclass of C.</text:span></text:p>
            <text:p><text:span text:style-name="T2"/></text:p>
            <text:p><text:span text:style-name="T2">In any other context the meaning of the identifier X is as if the attribute definition of X were absent.</text:span></text:p>
            <text:p><text:span text:style-name="T2"/></text:p>
            <text:p><text:span text:style-name="T4">Access to a protected attribute is, subject to the restriction above, legal by remote accessing.</text:span><text:span text:style-name="T5"> ( hva betyr dette ? )</text:span></text:p>
            <text:p><text:span text:style-name="T2"/></text:p>
            <text:p><text:span text:style-name="T2">A class attribute may be specified protected only at the prefix level of its definition. Note that a virtual attribute may only be specified protected in the class heading in which the virtual specification occurs.</text:span></text:p>
            <text:p><text:span text:style-name="T2"/></text:p>
            <text:p><text:span text:style-name="T2">Attributes of the classes Simset and Simulation are protected.</text:span></text:p>
            <text:p><text:span text:style-name="T2"/></text:p>
            <text:p><text:span text:style-name="T2">------------------------------------------------------------------------------------------------------</text:span></text:p>
            <text:p><text:span text:style-name="T2"/></text:p>
            <text:p><text:span text:style-name="T2">A visible class attribute, X, specified </text:span><text:span text:style-name="T3">hidden</text:span><text:span text:style-name="T2"> in class C is not visible within subclasses of C or blocks prefixed by C or any subclass of C. In this context the meaning of the identifier X is as if the attribute definition of X were absent.</text:span></text:p>
            <text:p><text:span text:style-name="T2"/></text:p>
            <text:p><text:span text:style-name="T2">Only a protected attribute may be specified hidden. However, this specification may occur at a prefix level inner to the protected specification.</text:span></text:p>
            <text:p><text:span text:style-name="T2"/></text:p>
            <text:p><text:span text:style-name="T2">The effect of specifying an attribute hidden protected or protected hidden is identical to that of specifying it as both protected and hidden.</text:span></text:p>
            <text:p><text:span text:style-name="T2"/></text:p>
            <text:p><text:span text:style-name="T2">Conflicting or illegal hidden and/or protected specifications constitute a error.</text:span></text:p>
            <text:p><text:span text:style-name="T2"/></text:p>
            <text:p><text:span text:style-name="T2">Note: Specifying a virtual quantity hidden effectively disables further matching at inner levels.</text:span></text:p>
            <text:p><text:span text:style-name="T2"/></text:p>
            <text:p><text:span text:style-name="T2">If in the prefix sequence there are several attributes with the same identifier as that of a hidden specification, and these are previously protected, but not hidden, the innermost accessible attribute is hidden.</text:span></text:p>
            <text:p><text:span text:style-name="T2"/></text:p>
          </draw:text-box>
        </draw:frame>
      </draw:page>
      <draw:page draw:name="page2" draw:style-name="dp1" draw:master-page-name="Standard">
        <draw:frame draw:style-name="gr2" draw:text-style-name="P2" draw:layer="layout" svg:width="17.1cm" svg:height="2.387cm" svg:x="2cm" svg:y="2cm">
          <draw:text-box>
            <text:p text:style-name="P2">Attribute Protection ( Hidden Protected )</text:p>
            <text:p text:style-name="P2"/>
            <text:p text:style-name="P2">Jeg fant dette eksempelet i TestBatchen til Simula as.</text:p>
          </draw:text-box>
        </draw:frame>
        <draw:frame draw:style-name="gr3" draw:text-style-name="P4" draw:layer="layout" svg:width="17.1cm" svg:height="10cm" svg:x="2.1cm" svg:y="4.9cm">
          <draw:text-box>
            <text:p text:style-name="P3"><text:span text:style-name="T6">01: <text:s text:c="2"/></text:span><text:span text:style-name="T7">Class</text:span><text:span text:style-name="T6"> A;</text:span></text:p>
            <text:p text:style-name="P3"><text:span text:style-name="T6">02: <text:s text:c="2"/></text:span><text:span text:style-name="T7">Begin</text:span></text:p>
            <text:p text:style-name="P3"><text:span text:style-name="T6">03: <text:s text:c="5"/></text:span><text:span text:style-name="T7">integer</text:span><text:span text:style-name="T6"> i;</text:span></text:p>
            <text:p text:style-name="P3"><text:span text:style-name="T6">04: <text:s text:c="2"/></text:span><text:span text:style-name="T7">end</text:span><text:span text:style-name="T6">;</text:span></text:p>
            <text:p text:style-name="P3"><text:span text:style-name="T6">05:</text:span></text:p>
            <text:p text:style-name="P3"><text:span text:style-name="T6">06: <text:s text:c="2"/>A </text:span><text:span text:style-name="T7">Class</text:span><text:span text:style-name="T6"> B; </text:span><text:span text:style-name="T7">Protected</text:span><text:span text:style-name="T6"> i;</text:span></text:p>
            <text:p text:style-name="P3"><text:span text:style-name="T6">07: <text:s text:c="2"/></text:span><text:span text:style-name="T7">Begin</text:span></text:p>
            <text:p text:style-name="P3"><text:span text:style-name="T6">08: <text:s text:c="5"/></text:span><text:span text:style-name="T7">integer</text:span><text:span text:style-name="T6"> i;</text:span></text:p>
            <text:p text:style-name="P3"><text:span text:style-name="T6">09: <text:s text:c="5"/></text:span><text:span text:style-name="T7">procedure</text:span><text:span text:style-name="T6"> p; xb.i := 17;</text:span></text:p>
            <text:p text:style-name="P3"><text:span text:style-name="T6">10: <text:s text:c="2"/></text:span><text:span text:style-name="T7">end</text:span><text:span text:style-name="T6">;</text:span></text:p>
            <text:p text:style-name="P3"><text:span text:style-name="T6">11:</text:span></text:p>
            <text:p text:style-name="P3"><text:span text:style-name="T6">12: <text:s text:c="2"/></text:span><text:span text:style-name="T8">ref</text:span><text:span text:style-name="T6">(B) </text:span><text:span text:style-name="T9">xb</text:span><text:span text:style-name="T6">;</text:span></text:p>
            <text:p text:style-name="P3"><text:span text:style-name="T6">13: <text:s text:c="2"/></text:span><text:span text:style-name="T9">xb</text:span><text:span text:style-name="T6"> :- </text:span><text:span text:style-name="T7">new</text:span><text:span text:style-name="T6"> B;</text:span></text:p>
            <text:p text:style-name="P3"><text:span text:style-name="T6">14:</text:span></text:p>
            <text:p text:style-name="P3"><text:span text:style-name="T6">15: <text:s text:c="2"/>xb.p;</text:span></text:p>
            <text:p text:style-name="P3"><text:span text:style-name="T6">16 <text:s text:c="2"/></text:span></text:p>
            <text:p text:style-name="P3"><text:span text:style-name="T6">17: <text:s text:c="2"/>xb.i := 5;</text:span></text:p>
            <text:p text:style-name="P3"><text:span text:style-name="T6">18: <text:s text:c="2"/></text:span></text:p>
            <text:p text:style-name="P3"><text:span text:style-name="T6">19: <text:s text:c="2"/></text:span><text:span text:style-name="T7">inspect</text:span><text:span text:style-name="T6"> </text:span><text:span text:style-name="T10">xb</text:span><text:span text:style-name="T6"> </text:span><text:span text:style-name="T7">do</text:span><text:span text:style-name="T6"> i := 7;</text:span></text:p>
          </draw:text-box>
        </draw:frame>
        <draw:frame draw:style-name="gr4" draw:text-style-name="P2" draw:layer="layout" svg:width="17.1cm" svg:height="11cm" svg:x="2.1cm" svg:y="16cm">
          <draw:text-box>
            <text:p text:style-name="P2">Siden 'i' er Protected i klassen B vil den være usynlig ved remote access og ved inspection. Jeg tolker ihvertfall slik.</text:p>
            <text:p text:style-name="P2"/>
            <text:p text:style-name="P2">Alle tre eksemplene (linje 15-19) vil da aksessere 'i'en til A siden 'i'en til B er usynlig gjennom remote access.</text:p>
            <text:p text:style-name="P2"/>
            <text:p text:style-name="P2">Imidlertid; et av testprogrammene til Simula as. tolker linje 09 annerledes. Der forventes det at det er 'i'en til B som aksesseres. Er dette årsaken til den rare setningen ?</text:p>
            <text:p text:style-name="P2"/>
            <text:p text:style-name="P2"/>
            <text:p text:style-name="P2"><text:span text:style-name="T11"><text:s text:c="13"/></text:span><text:span text:style-name="T11">Er det noe jeg har misforstått ?</text:span></text:p>
          </draw:text-box>
        </draw:frame>
      </draw:page>
      <draw:page draw:name="page3" draw:style-name="dp1" draw:master-page-name="Standard">
        <draw:frame draw:style-name="gr5" draw:layer="layout" svg:width="17.1cm" svg:height="1.2cm" svg:x="2.2cm" svg:y="1.2cm">
          <draw:text-box>
            <text:p>Algoritme: Find remote attribute</text:p>
          </draw:text-box>
        </draw:frame>
        <draw:frame draw:style-name="gr6" draw:text-style-name="P6" draw:layer="layout" svg:width="19.1cm" svg:height="13.5cm" svg:x="1cm" svg:y="2.3cm">
          <draw:text-box>
            <text:p text:style-name="P5"><text:span text:style-name="T12"><text:s text:c="2"/></text:span><text:span text:style-name="T13">//*******************************************************************************</text:span></text:p>
            <text:p text:style-name="P5"><text:span text:style-name="T12"><text:s text:c="2"/></text:span><text:span text:style-name="T13">// *** Utility: findRemoteAttributeMeaning</text:span></text:p>
            <text:p text:style-name="P5"><text:span text:style-name="T13"><text:s text:c="2"/></text:span><text:span text:style-name="T13">//*******************************************************************************</text:span></text:p>
            <text:p text:style-name="P5"><text:span text:style-name="T12"><text:s text:c="2"/></text:span><text:span text:style-name="T14">public</text:span><text:span text:style-name="T12"> Meaning findRemoteAttributeMeaning(String </text:span><text:span text:style-name="T15">ident</text:span><text:span text:style-name="T12">)</text:span></text:p>
            <text:p text:style-name="P5"><text:span text:style-name="T12"><text:s text:c="2"/></text:span><text:span text:style-name="T12">{</text:span><text:span text:style-name="T14">return</text:span><text:span text:style-name="T12">(findRemoteAttributeMeaning(</text:span><text:span text:style-name="T15">ident</text:span><text:span text:style-name="T12">,</text:span><text:span text:style-name="T14">false</text:span><text:span text:style-name="T12">)); } </text:span></text:p>
            <text:p text:style-name="P5"><text:span text:style-name="T12"><text:s text:c="2"/></text:span></text:p>
            <text:p text:style-name="P5"><text:span text:style-name="T12"><text:s text:c="2"/></text:span><text:span text:style-name="T14">public</text:span><text:span text:style-name="T12"> Meaning findRemoteAttributeMeaning(String </text:span><text:span text:style-name="T15">ident</text:span><text:span text:style-name="T12">,</text:span><text:span text:style-name="T14">boolean</text:span><text:span text:style-name="T12"> </text:span><text:span text:style-name="T15">behindProtected</text:span><text:span text:style-name="T12">)</text:span></text:p>
            <text:p text:style-name="P5"><text:span text:style-name="T12"><text:s text:c="2"/></text:span><text:span text:style-name="T12">{ </text:span><text:span text:style-name="T14">boolean</text:span><text:span text:style-name="T12"> </text:span><text:span text:style-name="T15">prtected</text:span><text:span text:style-name="T12">=</text:span><text:span text:style-name="T14">false</text:span><text:span text:style-name="T12">;</text:span></text:p>
            <text:p text:style-name="P5"><text:span text:style-name="T12"><text:s text:c="4"/></text:span><text:span text:style-name="T14">for</text:span><text:span text:style-name="T12">(String </text:span><text:span text:style-name="T15">prct</text:span><text:span text:style-name="T12">:</text:span><text:span text:style-name="T16">protectedList</text:span><text:span text:style-name="T12">)</text:span></text:p>
            <text:p text:style-name="P5"><text:span text:style-name="T12"><text:s text:c="4"/></text:span><text:span text:style-name="T12"><text:tab/></text:span><text:span text:style-name="T14">if</text:span><text:span text:style-name="T12">(</text:span><text:span text:style-name="T15">ident</text:span><text:span text:style-name="T12">.equalsIgnoreCase(</text:span><text:span text:style-name="T15">prct</text:span><text:span text:style-name="T12">)) { </text:span><text:span text:style-name="T15">behindProtected</text:span><text:span text:style-name="T12">=</text:span><text:span text:style-name="T15">prtected</text:span><text:span text:style-name="T12">=</text:span><text:span text:style-name="T14">true</text:span><text:span text:style-name="T12">; </text:span><text:span text:style-name="T14">break</text:span><text:span text:style-name="T12">; }</text:span></text:p>
            <text:p text:style-name="P5"><text:span text:style-name="T12"><text:s text:c="4"/></text:span><text:span text:style-name="T14">if</text:span><text:span text:style-name="T12">(!</text:span><text:span text:style-name="T15">prtected</text:span><text:span text:style-name="T12">)</text:span></text:p>
            <text:p text:style-name="P5"><text:span text:style-name="T12"><text:s text:c="4"/></text:span><text:span text:style-name="T12">{ </text:span><text:span text:style-name="T14">for</text:span><text:span text:style-name="T12">(Parameter </text:span><text:span text:style-name="T15">parameter</text:span><text:span text:style-name="T12">:</text:span><text:span text:style-name="T16">parameterList</text:span><text:span text:style-name="T12">)</text:span></text:p>
            <text:p text:style-name="P5"><text:span text:style-name="T12"><text:s text:c="8"/></text:span><text:span text:style-name="T14">if</text:span><text:span text:style-name="T12">(</text:span><text:span text:style-name="T15">ident</text:span><text:span text:style-name="T12">.equalsIgnoreCase(</text:span><text:span text:style-name="T15">parameter</text:span><text:span text:style-name="T12">.</text:span><text:span text:style-name="T16">identifier</text:span><text:span text:style-name="T12">))</text:span></text:p>
            <text:p text:style-name="P5"><text:span text:style-name="T12"><text:s text:c="8"/></text:span><text:span text:style-name="T12"><text:tab/></text:span><text:span text:style-name="T14">return</text:span><text:span text:style-name="T12">(</text:span><text:span text:style-name="T14">new </text:span><text:span text:style-name="T12">Meaning(VariableKind.</text:span><text:span text:style-name="T17">parameter</text:span><text:span text:style-name="T12">,</text:span><text:span text:style-name="T15">parameter</text:span><text:span text:style-name="T12">,</text:span><text:span text:style-name="T14">this</text:span><text:span text:style-name="T12">,</text:span><text:span text:style-name="T14">this</text:span><text:span text:style-name="T12">,</text:span><text:span text:style-name="T15">behindProtected</text:span><text:span text:style-name="T12">));</text:span></text:p>
            <text:p text:style-name="P5"><text:span text:style-name="T12"><text:s text:c="6"/></text:span><text:span text:style-name="T14">for</text:span><text:span text:style-name="T12">(Declaration </text:span><text:span text:style-name="T15">declaration</text:span><text:span text:style-name="T12">:</text:span><text:span text:style-name="T16">declarationList</text:span><text:span text:style-name="T12">)</text:span></text:p>
            <text:p text:style-name="P5"><text:span text:style-name="T12"><text:tab/></text:span><text:span text:style-name="T12"> <text:s text:c="3"/></text:span><text:span text:style-name="T14">if</text:span><text:span text:style-name="T12">(</text:span><text:span text:style-name="T15">ident</text:span><text:span text:style-name="T12">.equalsIgnoreCase(</text:span><text:span text:style-name="T15">declaration</text:span><text:span text:style-name="T12">.</text:span><text:span text:style-name="T16">identifier</text:span><text:span text:style-name="T12">))</text:span></text:p>
            <text:p text:style-name="P5"><text:span text:style-name="T12"><text:tab/></text:span><text:span text:style-name="T12"> <text:s text:c="3"/></text:span><text:span text:style-name="T12"><text:tab/></text:span><text:span text:style-name="T14">return</text:span><text:span text:style-name="T12">(</text:span><text:span text:style-name="T14">new</text:span><text:span text:style-name="T12"> Meaning(VariableKind.</text:span><text:span text:style-name="T17">attribute</text:span><text:span text:style-name="T12">,</text:span><text:span text:style-name="T15">declaration</text:span><text:span text:style-name="T12">,</text:span><text:span text:style-name="T14">this</text:span><text:span text:style-name="T12">,</text:span><text:span text:style-name="T14">this</text:span><text:span text:style-name="T12">,</text:span><text:span text:style-name="T15">behindProtected</text:span><text:span text:style-name="T12">));</text:span></text:p>
            <text:p text:style-name="P5"><text:span text:style-name="T12"><text:s text:c="6"/></text:span><text:span text:style-name="T14">for</text:span><text:span text:style-name="T12">(LabelDeclaration </text:span><text:span text:style-name="T15">label</text:span><text:span text:style-name="T12">:</text:span><text:span text:style-name="T16">labelList</text:span><text:span text:style-name="T12">)</text:span></text:p>
            <text:p text:style-name="P5"><text:span text:style-name="T12"><text:tab/></text:span><text:span text:style-name="T12"> <text:s text:c="3"/></text:span><text:span text:style-name="T14">if</text:span><text:span text:style-name="T12">(</text:span><text:span text:style-name="T15">ident</text:span><text:span text:style-name="T12">.equalsIgnoreCase(</text:span><text:span text:style-name="T15">label</text:span><text:span text:style-name="T12">.</text:span><text:span text:style-name="T16">identifier</text:span><text:span text:style-name="T12">))</text:span></text:p>
            <text:p text:style-name="P5"><text:span text:style-name="T12"><text:tab/></text:span><text:span text:style-name="T12"> <text:s text:c="3"/></text:span><text:span text:style-name="T12"><text:tab/></text:span><text:span text:style-name="T14">return</text:span><text:span text:style-name="T12">(</text:span><text:span text:style-name="T14">new</text:span><text:span text:style-name="T12"> Meaning(VariableKind.</text:span><text:span text:style-name="T17">label</text:span><text:span text:style-name="T12">,</text:span><text:span text:style-name="T15">label</text:span><text:span text:style-name="T12">,</text:span><text:span text:style-name="T14">this</text:span><text:span text:style-name="T12">,</text:span><text:span text:style-name="T14">this</text:span><text:span text:style-name="T12">,</text:span><text:span text:style-name="T15">behindProtected</text:span><text:span text:style-name="T12">));</text:span></text:p>
            <text:p text:style-name="P5"><text:span text:style-name="T12"><text:s text:c="6"/></text:span><text:span text:style-name="T14">for</text:span><text:span text:style-name="T12">(Virtual </text:span><text:span text:style-name="T15">virtual</text:span><text:span text:style-name="T12">:</text:span><text:span text:style-name="T16">virtualList</text:span><text:span text:style-name="T12">)</text:span></text:p>
            <text:p text:style-name="P5"><text:span text:style-name="T12"><text:tab/></text:span><text:span text:style-name="T12"> <text:s text:c="3"/></text:span><text:span text:style-name="T14">if</text:span><text:span text:style-name="T12">(</text:span><text:span text:style-name="T15">ident</text:span><text:span text:style-name="T12">.equalsIgnoreCase(</text:span><text:span text:style-name="T15">virtual</text:span><text:span text:style-name="T12">.</text:span><text:span text:style-name="T16">identifier</text:span><text:span text:style-name="T12">))</text:span></text:p>
            <text:p text:style-name="P5"><text:span text:style-name="T12"><text:tab/></text:span><text:span text:style-name="T12"> <text:s text:c="3"/></text:span><text:span text:style-name="T12"><text:tab/></text:span><text:span text:style-name="T14">return</text:span><text:span text:style-name="T12">(</text:span><text:span text:style-name="T14">new</text:span><text:span text:style-name="T12"> Meaning(VariableKind.</text:span><text:span text:style-name="T17">virtual</text:span><text:span text:style-name="T12">,</text:span><text:span text:style-name="T15">virtual</text:span><text:span text:style-name="T12">,</text:span><text:span text:style-name="T14">this</text:span><text:span text:style-name="T12">,</text:span><text:span text:style-name="T14">this</text:span><text:span text:style-name="T12">,</text:span><text:span text:style-name="T15">behindProtected</text:span><text:span text:style-name="T12">)); </text:span></text:p>
            <text:p text:style-name="P5"><text:span text:style-name="T18"><text:s text:c="4"/></text:span><text:span text:style-name="T18">}</text:span></text:p>
            <text:p text:style-name="P5"><text:span text:style-name="T12"><text:s text:c="4"/></text:span><text:span text:style-name="T12">BlockDeclaration </text:span><text:span text:style-name="T15">prfx</text:span><text:span text:style-name="T12">=getPrefix();</text:span></text:p>
            <text:p text:style-name="P5"><text:span text:style-name="T12"><text:s text:c="4"/></text:span><text:span text:style-name="T14">if</text:span><text:span text:style-name="T12">(</text:span><text:span text:style-name="T15">prfx</text:span><text:span text:style-name="T12">!=</text:span><text:span text:style-name="T14">null</text:span><text:span text:style-name="T12">)</text:span></text:p>
            <text:p text:style-name="P5"><text:span text:style-name="T12"><text:s text:c="4"/></text:span><text:span text:style-name="T12">{ Meaning </text:span><text:span text:style-name="T15">meaning</text:span><text:span text:style-name="T12">=</text:span><text:span text:style-name="T15">prfx</text:span><text:span text:style-name="T12">.findRemoteAttributeMeaning(</text:span><text:span text:style-name="T15">ident</text:span><text:span text:style-name="T12">,</text:span><text:span text:style-name="T15">behindProtected</text:span><text:span text:style-name="T12">);</text:span></text:p>
            <text:p text:style-name="P5"><text:span text:style-name="T12"><text:s text:c="6"/></text:span><text:span text:style-name="T14">if</text:span><text:span text:style-name="T12">(</text:span><text:span text:style-name="T15">meaning</text:span><text:span text:style-name="T12">!=</text:span><text:span text:style-name="T14">null</text:span><text:span text:style-name="T12">) </text:span><text:span text:style-name="T15">meaning</text:span><text:span text:style-name="T12">.</text:span><text:span text:style-name="T16">declaredIn</text:span><text:span text:style-name="T12">=</text:span><text:span text:style-name="T14">this</text:span><text:span text:style-name="T12">;</text:span></text:p>
            <text:p text:style-name="P5"><text:span text:style-name="T12"><text:s text:c="6"/></text:span><text:span text:style-name="T14">return</text:span><text:span text:style-name="T12">(</text:span><text:span text:style-name="T15">meaning</text:span><text:span text:style-name="T12">);</text:span></text:p>
            <text:p text:style-name="P5"><text:span text:style-name="T12"><text:s text:c="4"/></text:span><text:span text:style-name="T12">}</text:span></text:p>
            <text:p text:style-name="P5"><text:span text:style-name="T12"><text:s text:c="4"/></text:span><text:span text:style-name="T14">return</text:span><text:span text:style-name="T12">(</text:span><text:span text:style-name="T14">null</text:span><text:span text:style-name="T12">);</text:span></text:p>
            <text:p text:style-name="P5"><text:span text:style-name="T12"><text:s text:c="2"/></text:span><text:span text:style-name="T12">}</text:span></text:p>
          </draw:text-box>
        </draw:frame>
        <draw:frame draw:style-name="gr5" draw:layer="layout" svg:width="16.4cm" svg:height="1.2cm" svg:x="2cm" svg:y="16cm">
          <draw:text-box>
            <text:p>Hvor klassen Meaning ser slik ut:</text:p>
          </draw:text-box>
        </draw:frame>
        <draw:frame draw:style-name="gr7" draw:text-style-name="P6" draw:layer="layout" svg:width="17.3cm" svg:height="4cm" svg:x="1.9cm" svg:y="16.8cm">
          <draw:text-box>
            <text:p text:style-name="P5"><text:span text:style-name="T14">public</text:span><text:span text:style-name="T12"> </text:span><text:span text:style-name="T14">class</text:span><text:span text:style-name="T12"> Meaning {</text:span></text:p>
            <text:p text:style-name="P5"><text:span text:style-name="T12"><text:tab/></text:span><text:span text:style-name="T14">public</text:span><text:span text:style-name="T12"> VariableKind </text:span><text:span text:style-name="T16">variableKind</text:span><text:span text:style-name="T12">;</text:span></text:p>
            <text:p text:style-name="P5"><text:span text:style-name="T12"><text:tab/></text:span><text:span text:style-name="T14">public</text:span><text:span text:style-name="T12"> </text:span><text:span text:style-name="T14">boolean</text:span><text:span text:style-name="T12"> </text:span><text:span text:style-name="T16">foundBehindInvisible</text:span><text:span text:style-name="T12">;</text:span></text:p>
            <text:p text:style-name="P5"><text:span text:style-name="T12"><text:tab/></text:span><text:span text:style-name="T14">public</text:span><text:span text:style-name="T12"> Declaration </text:span><text:span text:style-name="T16">declaredAs</text:span><text:span text:style-name="T12">;</text:span></text:p>
            <text:p text:style-name="P5"><text:span text:style-name="T12"><text:tab/></text:span><text:span text:style-name="T14">public</text:span><text:span text:style-name="T12"> DeclarationScope </text:span><text:span text:style-name="T16">declaredIn</text:span><text:span text:style-name="T12">; </text:span><text:span text:style-name="T13">// Search started here</text:span></text:p>
            <text:p text:style-name="P5"><text:span text:style-name="T12"><text:tab/></text:span><text:span text:style-name="T14">public</text:span><text:span text:style-name="T12"> DeclarationScope </text:span><text:span text:style-name="T16">foundIn</text:span><text:span text:style-name="T12">; <text:s text:c="3"/></text:span><text:span text:style-name="T13">// Search ended here</text:span></text:p>
            <text:p text:style-name="P5"><text:span text:style-name="T12"/></text:p>
            <text:p text:style-name="P5"><text:span text:style-name="T12"><text:s text:c="7"/></text:span><text:span text:style-name="T12">... ...</text:span></text:p>
            <text:p text:style-name="P5"><text:span text:style-name="T12">}</text:span></text:p>
          </draw:text-box>
        </draw:frame>
        <draw:frame draw:style-name="gr8" draw:layer="layout" svg:width="17.2cm" svg:height="1.675cm" svg:x="1.9cm" svg:y="21cm">
          <draw:text-box>
            <text:p>I tilfellet Connection Block blir det litt annerledes. Vi må rette opp 'meaning' for å reflektere en Connection Block.</text:p>
          </draw:text-box>
        </draw:frame>
        <draw:frame draw:style-name="gr9" draw:text-style-name="P7" draw:layer="layout" svg:width="17.2cm" svg:height="4.361cm" svg:x="2cm" svg:y="23.839cm">
          <draw:text-box>
            <text:p text:style-name="P5"><text:span text:style-name="T12"><text:s text:c="2"/></text:span><text:span text:style-name="T14">public</text:span><text:span text:style-name="T12"> Meaning findMeaning(String </text:span><text:span text:style-name="T15">identifier</text:span><text:span text:style-name="T12">)</text:span></text:p>
            <text:p text:style-name="P5"><text:span text:style-name="T12"><text:s text:c="2"/></text:span><text:span text:style-name="T12">{</text:span><text:span text:style-name="T12"><text:tab/></text:span><text:span text:style-name="T12">Meaning </text:span><text:span text:style-name="T15">result</text:span><text:span text:style-name="T12">=</text:span><text:span text:style-name="T16">classDeclaration</text:span><text:span text:style-name="T12">.findRemoteAttributeMeaning(</text:span><text:span text:style-name="T15">identifier</text:span><text:span text:style-name="T12">);</text:span></text:p>
            <text:p text:style-name="P5"><text:span text:style-name="T12"><text:s text:c="6"/></text:span><text:span text:style-name="T14">if</text:span><text:span text:style-name="T12">(</text:span><text:span text:style-name="T15">result</text:span><text:span text:style-name="T12">!=</text:span><text:span text:style-name="T14">null</text:span><text:span text:style-name="T12">)</text:span></text:p>
            <text:p text:style-name="P5"><text:span text:style-name="T12"><text:s text:c="10"/></text:span><text:span text:style-name="T15">result</text:span><text:span text:style-name="T12">=</text:span><text:span text:style-name="T14">new</text:span><text:span text:style-name="T12"> Meaning(VariableKind.</text:span><text:span text:style-name="T17">connectedAttribute</text:span></text:p>
            <text:p text:style-name="P5"><text:span text:style-name="T17"><text:s text:c="26"/></text:span><text:span text:style-name="T12">,</text:span><text:span text:style-name="T15">result</text:span><text:span text:style-name="T12">.</text:span><text:span text:style-name="T16">declaredAs</text:span><text:span text:style-name="T12">,</text:span><text:span text:style-name="T14">this</text:span><text:span text:style-name="T12">,</text:span><text:span text:style-name="T15">result</text:span><text:span text:style-name="T12">.</text:span><text:span text:style-name="T16">foundIn</text:span></text:p>
            <text:p text:style-name="P5"><text:span text:style-name="T12"><text:s text:c="26"/></text:span><text:span text:style-name="T12">,</text:span><text:span text:style-name="T15">result</text:span><text:span text:style-name="T12">.</text:span><text:span text:style-name="T16">foundBehindProtected</text:span><text:span text:style-name="T12">);</text:span></text:p>
            <text:p text:style-name="P5"><text:span text:style-name="T12"><text:s text:c="6"/></text:span><text:span text:style-name="T14">else</text:span><text:span text:style-name="T12"> </text:span><text:span text:style-name="T14">if</text:span><text:span text:style-name="T12">(</text:span><text:span text:style-name="T16">declaredIn</text:span><text:span text:style-name="T12">!=</text:span><text:span text:style-name="T14">null</text:span><text:span text:style-name="T12">) </text:span><text:span text:style-name="T15">result</text:span><text:span text:style-name="T12">=</text:span><text:span text:style-name="T16">declaredIn</text:span><text:span text:style-name="T12">.findMeaning(</text:span><text:span text:style-name="T15">identifier</text:span><text:span text:style-name="T12">);</text:span></text:p>
            <text:p text:style-name="P5"><text:span text:style-name="T19"><text:s text:c="6"/></text:span><text:span text:style-name="T14">if</text:span><text:span text:style-name="T12">(</text:span><text:span text:style-name="T15">result</text:span><text:span text:style-name="T12">==</text:span><text:span text:style-name="T14">null</text:span><text:span text:style-name="T12">) Util.</text:span><text:span text:style-name="T20">error</text:span><text:span text:style-name="T12">(</text:span><text:span text:style-name="T21">"Undefined variable: "</text:span><text:span text:style-name="T12">+</text:span><text:span text:style-name="T15">identifier</text:span><text:span text:style-name="T12">);</text:span></text:p>
            <text:p text:style-name="P5"><text:span text:style-name="T12"><text:s text:c="6"/></text:span><text:span text:style-name="T14">return</text:span><text:span text:style-name="T12">(</text:span><text:span text:style-name="T15">result</text:span><text:span text:style-name="T12">);</text:span></text:p>
            <text:p text:style-name="P5"><text:span text:style-name="T12"><text:s text:c="2"/></text:span><text:span text:style-name="T12">}</text:span></text:p>
          </draw:text-box>
        </draw:frame>
      </draw:page>
      <draw:page draw:name="page4" draw:style-name="dp1" draw:master-page-name="Standard">
        <draw:frame draw:style-name="gr10" draw:layer="layout" svg:width="17cm" svg:height="1cm" svg:x="2cm" svg:y="2cm">
          <draw:text-box>
            <text:p>Se nå på dette eksemplet:</text:p>
          </draw:text-box>
        </draw:frame>
        <draw:frame draw:style-name="gr11" draw:text-style-name="P4" draw:layer="layout" svg:width="9.5cm" svg:height="10.5cm" svg:x="2.7cm" svg:y="3.5cm">
          <draw:text-box>
            <text:p text:style-name="P4"><text:span text:style-name="T22">01: <text:s text:c="2"/>Class A;</text:span></text:p>
            <text:p text:style-name="P4"><text:span text:style-name="T22">02: <text:s text:c="2"/>begin</text:span></text:p>
            <text:p text:style-name="P4"><text:span text:style-name="T22">03: <text:s text:c="4"/>integer i;</text:span></text:p>
            <text:p text:style-name="P4"><text:span text:style-name="T22">04: <text:s text:c="2"/>end;</text:span></text:p>
            <text:p text:style-name="P4"><text:span text:style-name="T22">05:</text:span></text:p>
            <text:p text:style-name="P4"><text:span text:style-name="T22">06: <text:s text:c="2"/>A Class B; Protected i;</text:span></text:p>
            <text:p text:style-name="P4"><text:span text:style-name="T22">07: <text:s text:c="2"/>begin</text:span></text:p>
            <text:p text:style-name="P4"><text:span text:style-name="T22">08: <text:s text:c="4"/>integer i;</text:span></text:p>
            <text:p text:style-name="P4"><text:span text:style-name="T22">09: <text:s text:c="2"/>end;</text:span></text:p>
            <text:p text:style-name="P4"><text:span text:style-name="T22">10:</text:span></text:p>
            <text:p text:style-name="P4"><text:span text:style-name="T22">11: <text:s text:c="2"/>B Class C; Hidden i;</text:span></text:p>
            <text:p text:style-name="P4"><text:span text:style-name="T22">12: <text:s text:c="2"/>begin </text:span></text:p>
            <text:p text:style-name="P4"><text:span text:style-name="T22">13: <text:s text:c="4"/>... </text:span></text:p>
            <text:p text:style-name="P4"><text:span text:style-name="T22">14: <text:s text:c="2"/>end;</text:span></text:p>
            <text:p text:style-name="P4"><text:span text:style-name="T22">15: <text:s text:c="2"/></text:span></text:p>
            <text:p text:style-name="P4"><text:span text:style-name="T22">16: <text:s text:c="2"/>C begin</text:span></text:p>
            <text:p text:style-name="P4"><text:span text:style-name="T22">17: <text:s text:c="2"/></text:span></text:p>
            <text:p text:style-name="P4"><text:span text:style-name="T22">18: <text:s text:c="4"/>i := 34;</text:span></text:p>
            <text:p text:style-name="P4"><text:span text:style-name="T22">19: <text:s text:c="2"/></text:span></text:p>
            <text:p text:style-name="P4"><text:span text:style-name="T22">20: <text:s text:c="2"/>end;</text:span></text:p>
          </draw:text-box>
        </draw:frame>
        <draw:frame draw:style-name="gr12" draw:layer="layout" svg:width="17.1cm" svg:height="5.235cm" svg:x="1.9cm" svg:y="15cm">
          <draw:text-box>
            <text:p>'i'en på linje 18 refererer seg til 'i'en i klassen A.</text:p>
            <text:p/>
            <text:p>Fordi 'i' er Hidden i blokker prefixed med C.</text:p>
            <text:p/>
            <text:p>Det er 'i'en i B som blir Hidden i C.</text:p>
            <text:p/>
            <text:p>Altså er 'i'en i A synlig bak en usynlig 'i'.</text:p>
          </draw:text-box>
        </draw:frame>
      </draw:page>
      <draw:page draw:name="page5" draw:style-name="dp1" draw:master-page-name="Standard">
        <draw:frame draw:style-name="gr10" draw:layer="layout" svg:width="17.1cm" svg:height="11.305cm" svg:x="2cm" svg:y="2cm">
          <draw:text-box>
            <text:p>Jeg har definert to hjelpefunksjoner:</text:p>
            <text:p><text:span text:style-name="T23"/></text:p>
            <text:p><text:span text:style-name="T24">1) DeclarationScope getHidden(String </text:span><text:span text:style-name="T25">ident</text:span><text:span text:style-name="T24">)</text:span></text:p>
            <text:p><text:span text:style-name="T24"/></text:p>
            <text:p><text:span text:style-name="T24">2) DeclarationScope getScopeBehindHidden(String </text:span><text:span text:style-name="T25">ident</text:span><text:span text:style-name="T24">)</text:span></text:p>
            <text:p><text:span text:style-name="T24"/></text:p>
            <text:p><text:span text:style-name="T24">Begge lokale til DeclarationScope.</text:span></text:p>
            <text:p><text:span text:style-name="T24"/></text:p>
            <text:p><text:span text:style-name="T24"/></text:p>
            <text:p><text:span text:style-name="T26">GetHidden Search backwards through prefix chain</text:span></text:p>
            <text:p><text:span text:style-name="T26"><text:s text:c="5"/></text:span><text:span text:style-name="T26">- find hidden then return the scope where it was <text:s text:c="4"/></text:span></text:p>
            <text:p><text:span text:style-name="T26"><text:s text:c="7"/></text:span><text:span text:style-name="T26">specified hidden.</text:span></text:p>
            <text:p text:style-name="P6"><text:span text:style-name="T26"><text:s text:c="5"/></text:span><text:span text:style-name="T26">- If no HIDDEN was found - return null</text:span></text:p>
            <text:p text:style-name="P6"><text:span text:style-name="T26"/></text:p>
            <text:p><text:span text:style-name="T26">GetScopeBehindHidden Search for protected backwards through</text:span></text:p>
            <text:p><text:span text:style-name="T26"><text:s text:c="7"/></text:span><text:span text:style-name="T26">prefix chain starting with this scope</text:span></text:p>
            <text:p text:style-name="P6"><text:span text:style-name="T26"><text:s text:c="5"/></text:span><text:span text:style-name="T26">- find corresponding protected, then return the scope</text:span></text:p>
            <text:p text:style-name="P6"><text:span text:style-name="T26"><text:s text:c="7"/></text:span><text:span text:style-name="T26">prefix to where it was specified protected.</text:span></text:p>
            <text:p text:style-name="P6"><text:span text:style-name="T26"><text:s text:c="5"/></text:span><text:span text:style-name="T26">- If no PROTECTED was found - Runtime Error</text:span></text:p>
          </draw:text-box>
        </draw:frame>
        <draw:frame draw:style-name="gr13" draw:text-style-name="P6" draw:layer="layout" svg:width="16.9cm" svg:height="9.3cm" svg:x="2cm" svg:y="17.1cm">
          <draw:text-box>
            <text:p text:style-name="P6"><text:span text:style-name="T14">public</text:span><text:span text:style-name="T12"> DeclarationScope getHidden(String </text:span><text:span text:style-name="T15">ident</text:span><text:span text:style-name="T12">) {</text:span></text:p>
            <text:p text:style-name="P6"><text:span text:style-name="T12"><text:s text:c="4"/></text:span><text:span text:style-name="T12">BlockDeclaration </text:span><text:span text:style-name="T15">prfx</text:span><text:span text:style-name="T12">=getPrefix();</text:span></text:p>
            <text:p text:style-name="P6"><text:span text:style-name="T19"><text:s text:c="4"/></text:span><text:span text:style-name="T14">if</text:span><text:span text:style-name="T12">(</text:span><text:span text:style-name="T15">prfx</text:span><text:span text:style-name="T12">==</text:span><text:span text:style-name="T14">null</text:span><text:span text:style-name="T12">) </text:span><text:span text:style-name="T14">return</text:span><text:span text:style-name="T12">(</text:span><text:span text:style-name="T14">null</text:span><text:span text:style-name="T12">);</text:span></text:p>
            <text:p text:style-name="P6"><text:span text:style-name="T12"><text:s text:c="4"/></text:span><text:span text:style-name="T14">for</text:span><text:span text:style-name="T12">(String </text:span><text:span text:style-name="T15">hdn</text:span><text:span text:style-name="T12">:</text:span><text:span text:style-name="T15">prfx</text:span><text:span text:style-name="T12">.</text:span><text:span text:style-name="T16">hiddenList</text:span><text:span text:style-name="T12">)</text:span></text:p>
            <text:p text:style-name="P6"><text:span text:style-name="T12"><text:s text:c="8"/></text:span><text:span text:style-name="T14">if</text:span><text:span text:style-name="T12">(</text:span><text:span text:style-name="T15">ident</text:span><text:span text:style-name="T12">.equalsIgnoreCase(</text:span><text:span text:style-name="T15">hdn</text:span><text:span text:style-name="T12">))</text:span></text:p>
            <text:p text:style-name="P8"><text:span text:style-name="T12"><text:s text:c="12"/></text:span><text:span text:style-name="T14">return</text:span><text:span text:style-name="T12">(</text:span><text:span text:style-name="T15">prfx</text:span><text:span text:style-name="T12">);</text:span></text:p>
            <text:p text:style-name="P6"><text:span text:style-name="T12"><text:s text:c="4"/></text:span><text:span text:style-name="T14">return</text:span><text:span text:style-name="T12">(</text:span><text:span text:style-name="T15">prfx</text:span><text:span text:style-name="T12">.getHidden(</text:span><text:span text:style-name="T15">ident</text:span><text:span text:style-name="T12">));</text:span></text:p>
            <text:p text:style-name="P8">}</text:p>
            <text:p text:style-name="P8"/>
            <text:p text:style-name="P8"/>
            <text:p text:style-name="P6"><text:span text:style-name="T14">private</text:span><text:span text:style-name="T12"> DeclarationScope getScopeBehindHidden(String </text:span><text:span text:style-name="T15">ident</text:span><text:span text:style-name="T12">) {</text:span></text:p>
            <text:p text:style-name="P6"><text:span text:style-name="T12"><text:s text:c="4"/></text:span><text:span text:style-name="T12">DeclarationScope </text:span><text:span text:style-name="T15">scope</text:span><text:span text:style-name="T12">=</text:span><text:span text:style-name="T14">this</text:span><text:span text:style-name="T12">;</text:span></text:p>
            <text:p text:style-name="P6"><text:span text:style-name="T12"><text:s text:c="4"/></text:span><text:span text:style-name="T14">while</text:span><text:span text:style-name="T12">(</text:span><text:span text:style-name="T15">scope</text:span><text:span text:style-name="T12">!=</text:span><text:span text:style-name="T14">null</text:span><text:span text:style-name="T12">) {</text:span></text:p>
            <text:p text:style-name="P6"><text:span text:style-name="T12"><text:s text:c="8"/></text:span><text:span text:style-name="T12">BlockDeclaration </text:span><text:span text:style-name="T15">prfx</text:span><text:span text:style-name="T12">=</text:span><text:span text:style-name="T15">scope</text:span><text:span text:style-name="T12">.getPrefix();</text:span></text:p>
            <text:p text:style-name="P6"><text:span text:style-name="T12"><text:s text:c="8"/></text:span><text:span text:style-name="T14">for</text:span><text:span text:style-name="T12">(String </text:span><text:span text:style-name="T15">ptc</text:span><text:span text:style-name="T12">:</text:span><text:span text:style-name="T15">scope</text:span><text:span text:style-name="T12">.</text:span><text:span text:style-name="T16">protectedList</text:span><text:span text:style-name="T12">)</text:span></text:p>
            <text:p text:style-name="P6"><text:span text:style-name="T12"><text:s text:c="12"/></text:span><text:span text:style-name="T14">if</text:span><text:span text:style-name="T12">(</text:span><text:span text:style-name="T15">ident</text:span><text:span text:style-name="T12">.equalsIgnoreCase(</text:span><text:span text:style-name="T15">ptc</text:span><text:span text:style-name="T12">)) </text:span><text:span text:style-name="T14">return</text:span><text:span text:style-name="T12">(</text:span><text:span text:style-name="T15">prfx</text:span><text:span text:style-name="T12">);</text:span></text:p>
            <text:p text:style-name="P6"><text:span text:style-name="T12"><text:s text:c="8"/></text:span><text:span text:style-name="T15">scope</text:span><text:span text:style-name="T12">=</text:span><text:span text:style-name="T15">prfx</text:span><text:span text:style-name="T12">;</text:span></text:p>
            <text:p text:style-name="P8"><text:s text:c="4"/>}</text:p>
            <text:p text:style-name="P6"><text:span text:style-name="T19"><text:s text:c="4"/></text:span><text:span text:style-name="T14">throw</text:span><text:span text:style-name="T12"> </text:span><text:span text:style-name="T14">new</text:span><text:span text:style-name="T12"> RuntimeException(</text:span><text:span text:style-name="T15">ident</text:span><text:span text:style-name="T12">+</text:span></text:p>
            <text:p text:style-name="P6"><text:span text:style-name="T12"><text:s text:c="16"/></text:span><text:span text:style-name="T21">" is specified HIDDEN without being PROTECTED"</text:span><text:span text:style-name="T12">);</text:span></text:p>
            <text:p text:style-name="P8">}</text:p>
          </draw:text-box>
        </draw:frame>
        <draw:frame draw:style-name="gr14" draw:layer="layout" svg:width="5.6cm" svg:height="1.1cm" svg:x="1.9cm" svg:y="15cm">
          <draw:text-box>
            <text:p>Full Definition:</text:p>
          </draw:text-box>
        </draw:frame>
      </draw:page>
      <draw:page draw:name="page6" draw:style-name="dp1" draw:master-page-name="Standard">
        <draw:frame draw:style-name="gr14" draw:layer="layout" svg:width="17.2cm" svg:height="1.1cm" svg:x="2cm" svg:y="2cm">
          <draw:text-box>
            <text:p>Da får vi .... søker innvendig</text:p>
          </draw:text-box>
        </draw:frame>
        <draw:frame draw:style-name="gr15" draw:text-style-name="P4" draw:layer="layout" svg:width="18.6cm" svg:height="24.506cm" svg:x="1.1cm" svg:y="3.6cm">
          <draw:text-box>
            <text:p text:style-name="P4"><text:span text:style-name="T27">public</text:span><text:span text:style-name="T28"> Meaning findVisibleAttributeMeaning(String </text:span><text:span text:style-name="T29">ident</text:span><text:span text:style-name="T28">) {</text:span></text:p>
            <text:p text:style-name="P4"><text:span text:style-name="T28"><text:tab/></text:span><text:span text:style-name="T27">boolean</text:span><text:span text:style-name="T28"> </text:span><text:span text:style-name="T29">searchBehindHidden</text:span><text:span text:style-name="T28">=</text:span><text:span text:style-name="T27">false</text:span><text:span text:style-name="T28">;</text:span></text:p>
            <text:p text:style-name="P4"><text:span text:style-name="T28"><text:tab/></text:span><text:span text:style-name="T28">DeclarationScope </text:span><text:span text:style-name="T29">scope</text:span><text:span text:style-name="T28">=</text:span><text:span text:style-name="T27">this</text:span><text:span text:style-name="T28">;</text:span></text:p>
            <text:p text:style-name="P4"><text:span text:style-name="T28"><text:tab/></text:span><text:span text:style-name="T28">SEARCH:</text:span><text:span text:style-name="T27">while</text:span><text:span text:style-name="T28">(</text:span><text:span text:style-name="T29">scope</text:span><text:span text:style-name="T28">!=</text:span><text:span text:style-name="T27">null</text:span><text:span text:style-name="T28">) { </text:span></text:p>
            <text:p text:style-name="P4"><text:span text:style-name="T28"/></text:p>
            <text:p text:style-name="P4"><text:span text:style-name="T28"><text:tab/></text:span><text:span text:style-name="T28"> <text:s text:c="2"/></text:span><text:span text:style-name="T27">for</text:span><text:span text:style-name="T28">(Parameter </text:span><text:span text:style-name="T29">parameter</text:span><text:span text:style-name="T28">:</text:span><text:span text:style-name="T29">scope</text:span><text:span text:style-name="T28">.</text:span><text:span text:style-name="T30">parameterList</text:span><text:span text:style-name="T28">) {</text:span></text:p>
            <text:p text:style-name="P4"><text:span text:style-name="T28"><text:s text:c="11"/></text:span><text:span text:style-name="T27">if</text:span><text:span text:style-name="T28">(</text:span><text:span text:style-name="T29">ident</text:span><text:span text:style-name="T28">.equalsIgnoreCase(</text:span><text:span text:style-name="T29">parameter</text:span><text:span text:style-name="T28">.</text:span><text:span text:style-name="T30">identifier</text:span><text:span text:style-name="T28">))</text:span></text:p>
            <text:p text:style-name="P4"><text:span text:style-name="T28"><text:s text:c="15"/></text:span><text:span text:style-name="T28">DeclarationScope </text:span><text:span text:style-name="T29">hiddenScope</text:span><text:span text:style-name="T28">=</text:span><text:span text:style-name="T29">scope</text:span><text:span text:style-name="T28">.getHidden(</text:span><text:span text:style-name="T29">ident</text:span><text:span text:style-name="T28">);</text:span></text:p>
            <text:p text:style-name="P4"><text:span text:style-name="T28"><text:s text:c="15"/></text:span><text:span text:style-name="T27">if</text:span><text:span text:style-name="T28">(</text:span><text:span text:style-name="T29">hiddenScope</text:span><text:span text:style-name="T28">==</text:span><text:span text:style-name="T27">null</text:span><text:span text:style-name="T28">) </text:span><text:span text:style-name="T27">return</text:span><text:span text:style-name="T28">(</text:span><text:span text:style-name="T27">new</text:span><text:span text:style-name="T28"> <text:s text:c="3"/></text:span></text:p>
            <text:p text:style-name="P4"><text:span text:style-name="T28"><text:s text:c="24"/></text:span><text:span text:style-name="T28">Meaning(VariableKind.</text:span><text:span text:style-name="T31">parameter</text:span><text:span text:style-name="T28">,</text:span><text:span text:style-name="T29">parameter</text:span></text:p>
            <text:p text:style-name="P4"><text:span text:style-name="T28"><text:s text:c="40"/></text:span><text:span text:style-name="T28">,</text:span><text:span text:style-name="T27">this</text:span><text:span text:style-name="T28">,</text:span><text:span text:style-name="T29">scope</text:span><text:span text:style-name="T28">,</text:span><text:span text:style-name="T29">searchBehindHidden</text:span><text:span text:style-name="T28">));</text:span></text:p>
            <text:p text:style-name="P4"><text:span text:style-name="T28"><text:s text:c="15"/></text:span><text:span text:style-name="T29">scope</text:span><text:span text:style-name="T28">=</text:span><text:span text:style-name="T29">scope</text:span><text:span text:style-name="T28">.getScopeBehindHidden(</text:span><text:span text:style-name="T29">ident</text:span><text:span text:style-name="T28">); </text:span><text:span text:style-name="T27">continue</text:span><text:span text:style-name="T28"> SEARCH;</text:span></text:p>
            <text:p text:style-name="P9"><text:span text:style-name="T22"><text:s text:c="11"/></text:span><text:span text:style-name="T22">}</text:span></text:p>
            <text:p text:style-name="P4"><text:span text:style-name="T28"><text:s text:c="8"/></text:span></text:p>
            <text:p text:style-name="P4"><text:span text:style-name="T32"><text:s text:c="8"/></text:span><text:span text:style-name="T27">for</text:span><text:span text:style-name="T28">(Declaration </text:span><text:span text:style-name="T29">declaration</text:span><text:span text:style-name="T28">:</text:span><text:span text:style-name="T29">scope</text:span><text:span text:style-name="T28">.</text:span><text:span text:style-name="T30">declarationList</text:span><text:span text:style-name="T28">)</text:span></text:p>
            <text:p text:style-name="P4"><text:span text:style-name="T28"><text:tab/></text:span><text:span text:style-name="T28"> <text:s text:c="5"/></text:span><text:span text:style-name="T27">if</text:span><text:span text:style-name="T28">(</text:span><text:span text:style-name="T29">ident</text:span><text:span text:style-name="T28">.equalsIgnoreCase(</text:span><text:span text:style-name="T29">declaration</text:span><text:span text:style-name="T28">.</text:span><text:span text:style-name="T30">identifier</text:span><text:span text:style-name="T28">)) {</text:span></text:p>
            <text:p text:style-name="P4"><text:span text:style-name="T28"><text:tab/></text:span><text:span text:style-name="T28"> <text:s text:c="9"/></text:span><text:span text:style-name="T28">DeclarationScope </text:span><text:span text:style-name="T29">hiddenScope</text:span><text:span text:style-name="T28">=</text:span><text:span text:style-name="T29">scope</text:span><text:span text:style-name="T28">.getHidden(</text:span><text:span text:style-name="T29">ident</text:span><text:span text:style-name="T28">);</text:span></text:p>
            <text:p text:style-name="P4"><text:span text:style-name="T28"><text:s text:c="15"/></text:span><text:span text:style-name="T27">if</text:span><text:span text:style-name="T28">(</text:span><text:span text:style-name="T29">hiddenScope</text:span><text:span text:style-name="T28">==</text:span><text:span text:style-name="T27">null</text:span><text:span text:style-name="T28">) </text:span><text:span text:style-name="T27">return</text:span><text:span text:style-name="T28">(</text:span><text:span text:style-name="T27">new</text:span><text:span text:style-name="T28"> </text:span></text:p>
            <text:p text:style-name="P4"><text:span text:style-name="T28"><text:s text:c="24"/></text:span><text:span text:style-name="T28">Meaning(VariableKind.</text:span><text:span text:style-name="T31">attribute</text:span><text:span text:style-name="T28">,</text:span><text:span text:style-name="T29">declaration</text:span></text:p>
            <text:p text:style-name="P4"><text:span text:style-name="T28"><text:s text:c="40"/></text:span><text:span text:style-name="T28">,</text:span><text:span text:style-name="T27">this</text:span><text:span text:style-name="T28">,</text:span><text:span text:style-name="T29">scope</text:span><text:span text:style-name="T28">,</text:span><text:span text:style-name="T29">searchBehindHidden</text:span><text:span text:style-name="T28">));</text:span></text:p>
            <text:p text:style-name="P4"><text:span text:style-name="T28"><text:s text:c="15"/></text:span><text:span text:style-name="T29">scope</text:span><text:span text:style-name="T28">=</text:span><text:span text:style-name="T29">scope</text:span><text:span text:style-name="T28">.getScopeBehindHidden(</text:span><text:span text:style-name="T29">ident</text:span><text:span text:style-name="T28">); </text:span><text:span text:style-name="T27">continue</text:span><text:span text:style-name="T28"> SEARCH;</text:span></text:p>
            <text:p text:style-name="P9"><text:span text:style-name="T22"><text:tab/></text:span><text:span text:style-name="T22"> <text:s text:c="5"/></text:span><text:span text:style-name="T22">}</text:span></text:p>
            <text:p text:style-name="P9"><text:span text:style-name="T22"/></text:p>
            <text:p text:style-name="P4"><text:span text:style-name="T28"><text:s text:c="8"/></text:span><text:span text:style-name="T27">for</text:span><text:span text:style-name="T28">(LabelDeclaration </text:span><text:span text:style-name="T29">label</text:span><text:span text:style-name="T28">:</text:span><text:span text:style-name="T29">scope</text:span><text:span text:style-name="T28">.</text:span><text:span text:style-name="T30">labelList</text:span><text:span text:style-name="T28">)</text:span></text:p>
            <text:p text:style-name="P4"><text:span text:style-name="T28"><text:tab/></text:span><text:span text:style-name="T28"> <text:s text:c="5"/></text:span><text:span text:style-name="T27">if</text:span><text:span text:style-name="T28">(</text:span><text:span text:style-name="T29">ident</text:span><text:span text:style-name="T28">.equalsIgnoreCase(</text:span><text:span text:style-name="T29">label</text:span><text:span text:style-name="T28">.</text:span><text:span text:style-name="T30">identifier</text:span><text:span text:style-name="T28">)) {</text:span></text:p>
            <text:p text:style-name="P4"><text:span text:style-name="T28"><text:tab/></text:span><text:span text:style-name="T28"> <text:s text:c="9"/></text:span><text:span text:style-name="T28">DeclarationScope </text:span><text:span text:style-name="T29">hiddenScope</text:span><text:span text:style-name="T28">=</text:span><text:span text:style-name="T29">scope</text:span><text:span text:style-name="T28">.getHidden(</text:span><text:span text:style-name="T29">ident</text:span><text:span text:style-name="T28">);</text:span></text:p>
            <text:p text:style-name="P4"><text:span text:style-name="T28"><text:s text:c="15"/></text:span><text:span text:style-name="T27">if</text:span><text:span text:style-name="T28">(</text:span><text:span text:style-name="T29">hiddenScope</text:span><text:span text:style-name="T28">==</text:span><text:span text:style-name="T27">null</text:span><text:span text:style-name="T28">)</text:span><text:span text:style-name="T28"><text:tab/></text:span><text:span text:style-name="T27">return</text:span><text:span text:style-name="T28">(</text:span><text:span text:style-name="T27">new</text:span></text:p>
            <text:p text:style-name="P4"><text:span text:style-name="T28"><text:s text:c="24"/></text:span><text:span text:style-name="T28">Meaning(VariableKind.</text:span><text:span text:style-name="T31">label</text:span><text:span text:style-name="T28">,</text:span><text:span text:style-name="T29">label</text:span></text:p>
            <text:p text:style-name="P4"><text:span text:style-name="T28"><text:s text:c="40"/></text:span><text:span text:style-name="T28">,</text:span><text:span text:style-name="T27">this</text:span><text:span text:style-name="T28">,</text:span><text:span text:style-name="T29">scope</text:span><text:span text:style-name="T28">,</text:span><text:span text:style-name="T29">searchBehindHidden</text:span><text:span text:style-name="T28">));</text:span></text:p>
            <text:p text:style-name="P4"><text:span text:style-name="T28"><text:s text:c="15"/></text:span><text:span text:style-name="T29">scope</text:span><text:span text:style-name="T28">=</text:span><text:span text:style-name="T29">scope</text:span><text:span text:style-name="T28">.getScopeBehindHidden(</text:span><text:span text:style-name="T29">ident</text:span><text:span text:style-name="T28">); </text:span><text:span text:style-name="T27">continue</text:span><text:span text:style-name="T28"> SEARCH;</text:span></text:p>
            <text:p text:style-name="P9"><text:span text:style-name="T22"><text:tab/></text:span><text:span text:style-name="T22"> <text:s text:c="5"/></text:span><text:span text:style-name="T22">}</text:span></text:p>
            <text:p text:style-name="P9"><text:span text:style-name="T22"/></text:p>
            <text:p text:style-name="P4"><text:span text:style-name="T28"><text:s text:c="8"/></text:span><text:span text:style-name="T27">for</text:span><text:span text:style-name="T28">(Virtual </text:span><text:span text:style-name="T29">virtual</text:span><text:span text:style-name="T28">:</text:span><text:span text:style-name="T29">scope</text:span><text:span text:style-name="T28">.</text:span><text:span text:style-name="T30">virtualList</text:span><text:span text:style-name="T28">)</text:span></text:p>
            <text:p text:style-name="P4"><text:span text:style-name="T28"><text:tab/></text:span><text:span text:style-name="T28"> <text:s text:c="5"/></text:span><text:span text:style-name="T27">if</text:span><text:span text:style-name="T28">(</text:span><text:span text:style-name="T29">ident</text:span><text:span text:style-name="T28">.equalsIgnoreCase(</text:span><text:span text:style-name="T29">virtual</text:span><text:span text:style-name="T28">.</text:span><text:span text:style-name="T30">identifier</text:span><text:span text:style-name="T28">)) {</text:span></text:p>
            <text:p text:style-name="P4"><text:span text:style-name="T28"><text:tab/></text:span><text:span text:style-name="T28"> <text:s text:c="9"/></text:span><text:span text:style-name="T28">DeclarationScope </text:span><text:span text:style-name="T29">hiddenScope</text:span><text:span text:style-name="T28">=</text:span><text:span text:style-name="T29">scope</text:span><text:span text:style-name="T28">.getHidden(</text:span><text:span text:style-name="T29">ident</text:span><text:span text:style-name="T28">);</text:span></text:p>
            <text:p text:style-name="P4"><text:span text:style-name="T28"><text:s text:c="15"/></text:span><text:span text:style-name="T27">if</text:span><text:span text:style-name="T28">(</text:span><text:span text:style-name="T29">hiddenScope</text:span><text:span text:style-name="T28">==</text:span><text:span text:style-name="T27">null</text:span><text:span text:style-name="T28">)</text:span><text:span text:style-name="T28"><text:tab/></text:span><text:span text:style-name="T27">return</text:span><text:span text:style-name="T28">(</text:span><text:span text:style-name="T27">new</text:span><text:span text:style-name="T28"> <text:s/></text:span></text:p>
            <text:p text:style-name="P4"><text:span text:style-name="T28"><text:s text:c="24"/></text:span><text:span text:style-name="T28">Meaning(VariableKind.</text:span><text:span text:style-name="T31">virtual</text:span><text:span text:style-name="T28">,</text:span><text:span text:style-name="T29">virtual</text:span></text:p>
            <text:p text:style-name="P4"><text:span text:style-name="T28"><text:s text:c="40"/></text:span><text:span text:style-name="T28">,</text:span><text:span text:style-name="T27">this</text:span><text:span text:style-name="T28">,</text:span><text:span text:style-name="T29">scope</text:span><text:span text:style-name="T28">,</text:span><text:span text:style-name="T29">searchBehindHidden</text:span><text:span text:style-name="T28">));</text:span></text:p>
            <text:p text:style-name="P4"><text:span text:style-name="T28"><text:s text:c="15"/></text:span><text:span text:style-name="T29">scope</text:span><text:span text:style-name="T28">=</text:span><text:span text:style-name="T29">scope</text:span><text:span text:style-name="T28">.getScopeBehindHidden(</text:span><text:span text:style-name="T29">ident</text:span><text:span text:style-name="T28">); </text:span><text:span text:style-name="T27">continue</text:span><text:span text:style-name="T28"> SEARCH;</text:span></text:p>
            <text:p text:style-name="P9"><text:span text:style-name="T22"><text:tab/></text:span><text:span text:style-name="T22"> <text:s text:c="5"/></text:span><text:span text:style-name="T22">}</text:span></text:p>
            <text:p text:style-name="P4"><text:span text:style-name="T28"><text:s text:c="6"/></text:span></text:p>
            <text:p text:style-name="P4"><text:span text:style-name="T32"><text:s text:c="11"/></text:span><text:span text:style-name="T27">if</text:span><text:span text:style-name="T28">(</text:span><text:span text:style-name="T29">scope</text:span><text:span text:style-name="T28">.getHidden(</text:span><text:span text:style-name="T29">ident</text:span><text:span text:style-name="T28">)==</text:span><text:span text:style-name="T27">null</text:span><text:span text:style-name="T28">) </text:span><text:span text:style-name="T29">scope</text:span><text:span text:style-name="T28">=</text:span><text:span text:style-name="T29">scope</text:span><text:span text:style-name="T28">.getPrefix();</text:span></text:p>
            <text:p text:style-name="P4"><text:span text:style-name="T28"><text:s text:c="11"/></text:span><text:span text:style-name="T27">else</text:span><text:span text:style-name="T28"> {</text:span></text:p>
            <text:p text:style-name="P4"><text:span text:style-name="T28"><text:s text:c="15"/></text:span><text:span text:style-name="T29">scope</text:span><text:span text:style-name="T28">=</text:span><text:span text:style-name="T29">scope</text:span><text:span text:style-name="T28">.getScopeBehindHidden(</text:span><text:span text:style-name="T29">ident</text:span><text:span text:style-name="T28">);</text:span></text:p>
            <text:p text:style-name="P4"><text:span text:style-name="T28"><text:s text:c="15"/></text:span><text:span text:style-name="T29">searchBehindHidden</text:span><text:span text:style-name="T28">=</text:span><text:span text:style-name="T27">true</text:span><text:span text:style-name="T28">;</text:span></text:p>
            <text:p text:style-name="P4"><text:span text:style-name="T28"><text:s text:c="11"/></text:span><text:span text:style-name="T28">}</text:span></text:p>
            <text:p text:style-name="P9"><text:span text:style-name="T22"><text:tab/></text:span><text:span text:style-name="T22">}</text:span></text:p>
            <text:p text:style-name="P4"><text:span text:style-name="T28"><text:s text:c="6"/></text:span><text:span text:style-name="T27">return</text:span><text:span text:style-name="T28">(</text:span><text:span text:style-name="T27">null</text:span><text:span text:style-name="T28">);</text:span></text:p>
            <text:p text:style-name="P9"><text:span text:style-name="T22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Øystein Myhre Andersen</meta:initial-creator>
    <meta:creation-date>2018-05-27T11:54:20.86</meta:creation-date>
    <dc:date>2018-05-28T16:16:27.24</dc:date>
    <dc:creator>Øystein Myhre Andersen</dc:creator>
    <meta:editing-duration>PT4H36M44S</meta:editing-duration>
    <meta:editing-cycles>7</meta:editing-cycles>
    <meta:generator>OpenOffice/4.1.5$Win32 OpenOffice.org_project/415m1$Build-9789</meta:generator>
    <meta:document-statistic meta:object-count="18"/>
  </office:meta>
</office:document-meta>
</file>